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496" officeooo:paragraph-rsid="001964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m, Alistair, Tem und wer auch immer versuchen aus dem Angriff der Weißröcke auf den Rebellenstützpunkt zu fliehen. Dabei Rückblick auf Kails Tod und Vorschau darauf, dass Alim jetzt der Auserwählte werden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3:55.605259978</meta:creation-date>
    <meta:generator>LibreOffice/5.4.1.2.0$Linux_X86_64 LibreOffice_project/40m0$Build-2</meta:generator>
    <dc:date>2017-09-26T12:14:42.452859910</dc:date>
    <meta:editing-duration>PT10M47S</meta:editing-duration>
    <meta:editing-cycles>1</meta:editing-cycles>
    <meta:document-statistic meta:table-count="0" meta:image-count="0" meta:object-count="0" meta:page-count="1" meta:paragraph-count="1" meta:word-count="33" meta:character-count="213" meta:non-whitespace-character-count="181"/>
  </office:meta>
</office:document-meta>
</file>